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debd" officeooo:paragraph-rsid="0000debd"/>
    </style:style>
    <style:style style:name="P2" style:family="paragraph" style:parent-style-name="Standard">
      <style:paragraph-properties fo:text-align="center" style:justify-single-word="false"/>
      <style:text-properties officeooo:rsid="0000debd" officeooo:paragraph-rsid="0000debd"/>
    </style:style>
    <style:style style:name="P3" style:family="paragraph" style:parent-style-name="Standard">
      <style:text-properties officeooo:paragraph-rsid="0000debd"/>
    </style:style>
    <style:style style:name="P4" style:family="paragraph" style:parent-style-name="Standard">
      <style:text-properties officeooo:rsid="0002c5a3" officeooo:paragraph-rsid="0003ab40"/>
    </style:style>
    <style:style style:name="P5" style:family="paragraph" style:parent-style-name="Standard">
      <style:text-properties officeooo:rsid="0003ab40" officeooo:paragraph-rsid="0003ab40"/>
    </style:style>
    <style:style style:name="P6" style:family="paragraph" style:parent-style-name="Standard">
      <style:text-properties officeooo:rsid="0004da17" officeooo:paragraph-rsid="0004da17"/>
    </style:style>
    <style:style style:name="P7" style:family="paragraph" style:parent-style-name="Standard">
      <style:text-properties officeooo:rsid="00068f67" officeooo:paragraph-rsid="00068f67"/>
    </style:style>
    <style:style style:name="P8" style:family="paragraph" style:parent-style-name="Standard">
      <style:text-properties officeooo:rsid="00086ff7" officeooo:paragraph-rsid="0008a1da"/>
    </style:style>
    <style:style style:name="P9" style:family="paragraph" style:parent-style-name="Standard">
      <style:text-properties officeooo:paragraph-rsid="0008a1da"/>
    </style:style>
    <style:style style:name="P10" style:family="paragraph" style:parent-style-name="Standard">
      <style:text-properties officeooo:rsid="00091cf7" officeooo:paragraph-rsid="00095715"/>
    </style:style>
    <style:style style:name="P11" style:family="paragraph" style:parent-style-name="Standard">
      <style:text-properties officeooo:rsid="00095b5d" officeooo:paragraph-rsid="00095b5d"/>
    </style:style>
    <style:style style:name="P12" style:family="paragraph" style:parent-style-name="Standard">
      <style:text-properties officeooo:rsid="000a8cc5" officeooo:paragraph-rsid="000a8cc5"/>
    </style:style>
    <style:style style:name="P13" style:family="paragraph" style:parent-style-name="Standard">
      <style:text-properties fo:font-style="normal" officeooo:rsid="00086ff7" officeooo:paragraph-rsid="0008a1da" style:font-style-asian="normal" style:font-style-complex="normal"/>
    </style:style>
    <style:style style:name="P14" style:family="paragraph" style:parent-style-name="Standard">
      <style:text-properties fo:font-style="normal" officeooo:rsid="00091cf7" officeooo:paragraph-rsid="0008a1da" style:font-style-asian="normal" style:font-style-complex="normal"/>
    </style:style>
    <style:style style:name="P15" style:family="paragraph" style:parent-style-name="Standard">
      <style:text-properties fo:font-style="normal" officeooo:rsid="00091cf7" officeooo:paragraph-rsid="00091cf7" style:font-style-asian="normal" style:font-style-complex="normal"/>
    </style:style>
    <style:style style:name="P16" style:family="paragraph" style:parent-style-name="Standard">
      <style:text-properties fo:font-style="normal" officeooo:rsid="00095715" officeooo:paragraph-rsid="00095715" style:font-style-asian="normal" style:font-style-complex="normal"/>
    </style:style>
    <style:style style:name="P17" style:family="paragraph" style:parent-style-name="Standard">
      <style:text-properties fo:font-style="normal" officeooo:rsid="00095b5d" officeooo:paragraph-rsid="00095b5d" style:font-style-asian="normal" style:font-style-complex="normal"/>
    </style:style>
    <style:style style:name="P18" style:family="paragraph" style:parent-style-name="Standard">
      <style:text-properties fo:font-style="normal" officeooo:rsid="000a8cc5" officeooo:paragraph-rsid="000a8cc5" style:font-style-asian="normal" style:font-style-complex="normal"/>
    </style:style>
    <style:style style:name="P19" style:family="paragraph" style:parent-style-name="Standard">
      <style:text-properties officeooo:paragraph-rsid="001fc5f2"/>
    </style:style>
    <style:style style:name="P20" style:family="paragraph" style:parent-style-name="Text_20_body">
      <style:text-properties style:font-name="Liberation Serif"/>
    </style:style>
    <style:style style:name="P21" style:family="paragraph" style:parent-style-name="Text_20_body">
      <style:text-properties style:font-name="Liberation Serif" officeooo:rsid="000cf8d4" officeooo:paragraph-rsid="000cf8d4"/>
    </style:style>
    <style:style style:name="P22" style:family="paragraph" style:parent-style-name="Text_20_body">
      <style:text-properties style:font-name="Liberation Serif" officeooo:rsid="000d53e7" officeooo:paragraph-rsid="000d53e7"/>
    </style:style>
    <style:style style:name="P23" style:family="paragraph" style:parent-style-name="Text_20_body">
      <style:text-properties style:font-name="Liberation Serif" officeooo:rsid="000d53e7" officeooo:paragraph-rsid="000f2493"/>
    </style:style>
    <style:style style:name="P24" style:family="paragraph" style:parent-style-name="Text_20_body">
      <style:text-properties style:font-name="Liberation Serif" officeooo:paragraph-rsid="0019c4c5"/>
    </style:style>
    <style:style style:name="P25" style:family="paragraph" style:parent-style-name="Text_20_body">
      <style:text-properties style:font-name="Liberation Serif" officeooo:paragraph-rsid="001fc5f2"/>
    </style:style>
    <style:style style:name="P26" style:family="paragraph" style:parent-style-name="Text_20_body">
      <style:text-properties officeooo:rsid="000f2493" officeooo:paragraph-rsid="000f2493"/>
    </style:style>
    <style:style style:name="P27" style:family="paragraph" style:parent-style-name="Text_20_body">
      <style:text-properties fo:font-weight="normal" officeooo:rsid="000fcefd" officeooo:paragraph-rsid="000fcefd" style:font-weight-asian="normal" style:font-weight-complex="normal"/>
    </style:style>
    <style:style style:name="P28" style:family="paragraph" style:parent-style-name="Text_20_body">
      <style:text-properties fo:font-weight="normal" officeooo:rsid="00138da4" officeooo:paragraph-rsid="00138da4" style:font-weight-asian="normal" style:font-weight-complex="normal"/>
    </style:style>
    <style:style style:name="P29" style:family="paragraph" style:parent-style-name="Text_20_body">
      <style:text-properties fo:font-weight="normal" officeooo:rsid="00157e51" officeooo:paragraph-rsid="00157e51" style:font-weight-asian="normal" style:font-weight-complex="normal"/>
    </style:style>
    <style:style style:name="P30" style:family="paragraph" style:parent-style-name="Text_20_body">
      <style:text-properties fo:font-weight="normal" officeooo:rsid="00168a5c" officeooo:paragraph-rsid="00168a5c" style:font-weight-asian="normal" style:font-weight-complex="normal"/>
    </style:style>
    <style:style style:name="P31" style:family="paragraph" style:parent-style-name="Text_20_body">
      <style:text-properties officeooo:rsid="001164e7" officeooo:paragraph-rsid="001164e7"/>
    </style:style>
    <style:style style:name="P32" style:family="paragraph" style:parent-style-name="Text_20_body">
      <style:text-properties fo:font-style="normal" officeooo:rsid="001164e7" officeooo:paragraph-rsid="001164e7" style:font-style-asian="normal" style:font-style-complex="normal"/>
    </style:style>
    <style:style style:name="P33" style:family="paragraph" style:parent-style-name="Text_20_body">
      <style:text-properties fo:font-style="normal" officeooo:rsid="0012c5f1" officeooo:paragraph-rsid="0012c5f1" style:font-style-asian="normal" style:font-style-complex="normal"/>
    </style:style>
    <style:style style:name="P34" style:family="paragraph" style:parent-style-name="Text_20_body">
      <style:text-properties fo:font-style="normal" fo:font-weight="normal" officeooo:rsid="0012c5f1" officeooo:paragraph-rsid="0012c5f1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officeooo:rsid="0018f17f" officeooo:paragraph-rsid="0018f17f"/>
    </style:style>
    <style:style style:name="P36" style:family="paragraph" style:parent-style-name="Text_20_body">
      <style:text-properties officeooo:paragraph-rsid="001fc5f2"/>
    </style:style>
    <style:style style:name="P37" style:family="paragraph" style:parent-style-name="Standard">
      <style:text-properties fo:font-style="normal" officeooo:rsid="00095b5d" officeooo:paragraph-rsid="001fc5f2" style:font-style-asian="normal" style:font-style-complex="normal"/>
    </style:style>
    <style:style style:name="P38" style:family="paragraph" style:parent-style-name="Standard">
      <style:text-properties style:font-name="Liberation Serif" fo:font-style="normal" officeooo:paragraph-rsid="001fc5f2" style:font-style-asian="normal" style:font-style-complex="normal"/>
    </style:style>
    <style:style style:name="P39" style:family="paragraph" style:parent-style-name="Standard">
      <style:text-properties officeooo:paragraph-rsid="0000debd"/>
    </style:style>
    <style:style style:name="P40" style:family="paragraph" style:parent-style-name="Text_20_body">
      <style:text-properties style:font-name="Liberation Serif"/>
    </style:style>
    <style:style style:name="P41" style:family="paragraph" style:parent-style-name="Text_20_body">
      <style:text-properties style:font-name="Liberation Serif" officeooo:paragraph-rsid="001fc5f2"/>
    </style:style>
    <style:style style:name="P42" style:family="paragraph" style:parent-style-name="Text_20_body">
      <style:text-properties style:font-name="Liberation Serif" fo:font-weight="normal" officeooo:rsid="000d53e7" officeooo:paragraph-rsid="000d53e7" style:font-weight-asian="normal" style:font-weight-complex="normal"/>
    </style:style>
    <style:style style:name="P43" style:family="paragraph" style:parent-style-name="Text_20_body">
      <style:text-properties style:font-name="Liberation Serif" fo:font-style="normal" fo:font-weight="normal" officeooo:rsid="000f2493" officeooo:paragraph-rsid="000f2493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fo:font-weight="normal" officeooo:rsid="000fcefd" officeooo:paragraph-rsid="000fcefd" style:font-weight-asian="normal" style:font-weight-complex="normal"/>
    </style:style>
    <style:style style:name="P45" style:family="paragraph" style:parent-style-name="Text_20_body">
      <style:text-properties fo:font-weight="normal" officeooo:rsid="0018f17f" officeooo:paragraph-rsid="0018f17f" style:font-weight-asian="normal" style:font-weight-complex="normal"/>
    </style:style>
    <style:style style:name="P46" style:family="paragraph" style:parent-style-name="Text_20_body">
      <style:text-properties fo:font-weight="normal" officeooo:rsid="001164e7" officeooo:paragraph-rsid="001164e7" style:font-weight-asian="normal" style:font-weight-complex="normal"/>
    </style:style>
    <style:style style:name="T1" style:family="text">
      <style:text-properties officeooo:rsid="0000deb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officeooo:rsid="0002c5a3"/>
    </style:style>
    <style:style style:name="T4" style:family="text">
      <style:text-properties officeooo:rsid="0003ab40"/>
    </style:style>
    <style:style style:name="T5" style:family="text">
      <style:text-properties officeooo:rsid="0004da17"/>
    </style:style>
    <style:style style:name="T6" style:family="text">
      <style:text-properties officeooo:rsid="00068f67"/>
    </style:style>
    <style:style style:name="T7" style:family="text">
      <style:text-properties officeooo:rsid="00086ff7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9c4c5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bc1b2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8a1da" style:font-style-asian="normal" style:font-style-complex="normal"/>
    </style:style>
    <style:style style:name="T14" style:family="text">
      <style:text-properties fo:font-style="normal" officeooo:rsid="00091cf7" style:font-style-asian="normal" style:font-style-complex="normal"/>
    </style:style>
    <style:style style:name="T15" style:family="text">
      <style:text-properties fo:font-style="normal" officeooo:rsid="00095715" style:font-style-asian="normal" style:font-style-complex="normal"/>
    </style:style>
    <style:style style:name="T16" style:family="text">
      <style:text-properties fo:font-style="normal" officeooo:rsid="00095b5d" style:font-style-asian="normal" style:font-style-complex="normal"/>
    </style:style>
    <style:style style:name="T17" style:family="text">
      <style:text-properties fo:font-style="normal" officeooo:rsid="0018f17f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0f2493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0fcefd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2c5f1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8f17f" style:font-style-asian="normal" style:font-weight-asian="normal" style:font-style-complex="normal" style:font-weight-complex="normal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fo:font-style="normal" officeooo:rsid="00095b5d" style:font-style-asian="normal" style:font-style-complex="normal"/>
    </style:style>
    <style:style style:name="T25" style:family="text">
      <style:text-properties officeooo:rsid="000d53e7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57e51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0f2493" style:font-weight-asian="normal" style:font-weight-complex="normal"/>
    </style:style>
    <style:style style:name="T30" style:family="text">
      <style:text-properties fo:font-weight="normal" officeooo:rsid="000fcefd" style:font-weight-asian="normal" style:font-weight-complex="normal"/>
    </style:style>
    <style:style style:name="T31" style:family="text">
      <style:text-properties officeooo:rsid="000f2493"/>
    </style:style>
    <style:style style:name="T32" style:family="text">
      <style:text-properties officeooo:rsid="001164e7"/>
    </style:style>
    <style:style style:name="T33" style:family="text">
      <style:text-properties officeooo:rsid="0012c5f1"/>
    </style:style>
    <style:style style:name="T34" style:family="text">
      <style:text-properties officeooo:rsid="00157e51"/>
    </style:style>
    <style:style style:name="T35" style:family="text">
      <style:text-properties officeooo:rsid="00183428"/>
    </style:style>
    <style:style style:name="T36" style:family="text">
      <style:text-properties officeooo:rsid="0019c4c5"/>
    </style:style>
    <style:style style:name="T37" style:family="text">
      <style:text-properties officeooo:rsid="001bc1b2"/>
    </style:style>
    <style:style style:name="T38" style:family="text">
      <style:text-properties officeooo:rsid="001fc5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__DdeLink__639_1826417960"/><text:span text:style-name="T2">Login con Google</text:span> </text:p>
      <text:p text:style-name="P1"/>
      <text:p text:style-name="P3"><text:span text:style-name="T1">Para introducir el Google Sign-In en nuestra aplicación Android, lo primero que debemos de realizar es obtener el archivo de configuración que nos proporciona Google, por tanto accedemos a </text:span><text:a xlink:type="simple" xlink:href="https://developers.google.com/mobile/add?platform=android&amp;cntapi=signin&amp;cnturl=https:%2F%2Fdevelopers.google.com%2Fidentity%2Fsign-in%2Fandroid%2Fsign-in%3Fconfigured%3Dtrue&amp;cntlbl=Continue%20Adding%20Sign-In" text:style-name="Internet_20_link" text:visited-style-name="Visited_20_Internet_20_Link"><text:span text:style-name="T1">et Configuration File</text:span></text:a><text:span text:style-name="T1">, una vez dentro nos pedirá información de nuestra App:</text:span></text:p>
      <text:p text:style-name="P3"/>
      <text:p text:style-name="P3"><text:tab/>-<text:span text:style-name="T3">Nombre de nuestra aplicación</text:span></text:p>
      <text:p text:style-name="P3"/>
      <text:p text:style-name="P3"><text:tab/>-<text:span text:style-name="T3">Nombre del paquete de nuestra aplicación</text:span></text:p>
      <text:p text:style-name="P3"/>
      <text:p text:style-name="P4">En el primer campo introducimos el nombre de nuestra aplicación.</text:p>
      <text:p text:style-name="P4"/>
      <text:p text:style-name="P4"><text:span text:style-name="T4">P</text:span>ara rellenar el siguiente campo, debemos dirigirnos al AndroidManifest.xml de nuestra aplicación, una vez dentro, en la etiqueta &lt;manifest&gt; hay un atributo “package” que nos indicara el nombre del paquete de nuestra aplicación, pues bien copiamos el nombre y lo pegamos en el campo solicitado men<text:span text:style-name="T4">c</text:span>ionado anteriormente. </text:p>
      <text:p text:style-name="P4"/>
      <text:p text:style-name="P5">Una vez realizado esto pulsamos en continuar, esperamos un momento y nos aparecerá una pantalla con los servicios que ofrece Google para los desarrolladores, por un lado tenemos Google Sign-In que es con el que vamos a trabajar, pero también disponemos de otras herramientas como Cloud Messaging y Analytics, estas dos últimas herramientas las detallaremos con exactitud en un futuro, la gran utilidad que tiene<text:span text:style-name="T5">n</text:span> y la forma de implementarlas en nuestras Aplicaciones.</text:p>
      <text:p text:style-name="P5"/>
      <text:p text:style-name="P6">Pues bien como he dicho anteriormente la herramienta con la que trabajaremos sera Google Sign-In, <text:s text:c="2"/>por tanto seleccionamos dicha opción, una vez seleccionada se desplegará un campo el cual nos solicitará la clave SHA-1 de nuestra aplicación, para obtenerlo debemos seguir los siguiente pasos:</text:p>
      <text:p text:style-name="P6"/>
      <text:p text:style-name="P6">1.-Abrimos nuestro proyecto Android</text:p>
      <text:p text:style-name="P6">2.-<text:span text:style-name="T7">Seleccionamos</text:span> Gradle, el cual se encuentra en el panel derecho <text:span text:style-name="T7">del proyecto</text:span>.</text:p>
      <text:p text:style-name="P6">3.-Una vez abierto el <text:span text:style-name="T6">panel</text:span> de Gradle, hacemos click en “Refresh all gradle projects”</text:p>
      <text:p text:style-name="P7">3.-Seleccionamos nuestro proyecto</text:p>
      <text:p text:style-name="P7">4.-Seleccionamos Tasks</text:p>
      <text:p text:style-name="P7">5.-Seleccionamos Android</text:p>
      <text:p text:style-name="P7">6.-Hacemos doble Click en “signinReport”</text:p>
      <text:p text:style-name="P7">7.-Nos aparecerá debajo información acerca de nuestras claves, buscamos la clave SHA-1 **</text:p>
      <text:p text:style-name="P7"/>
      <text:p text:style-name="P7">**<text:span text:style-name="T35">Si nos aparece la descripción de lo que hemos realizado con el tiempo consumido para su ejecución, es decir, como “Run Build ………. 1s 203ms ” etc. En este caso debemos selecciona al botón (/ab) que se encuentra justo a su izquiera (“Toogle Task executions/text mode”).</text:span></text:p>
      <text:p text:style-name="P7"/>
      <text:p text:style-name="P7">Una vez obtenida la clave SHA-1, la copiamos y la introducimos en el campo requerido. </text:p>
      <text:p text:style-name="P7">Presionamos sobre el botón “Enable Google Sign-In”, esperamos un momento y la opción de “Generate configuration files” se activará, pulsamos sobre dicha opción una vez que esté disponibl<text:span text:style-name="T7">e.</text:span></text:p>
      <text:p text:style-name="P7"/>
      <text:p text:style-name="P8">Si hemos realizado todos los pasos anteriores correctamente, se nos permitirá descargar el archivo de configuración, lo descargamos y lo introducimos dentro de la carpeta “app” de nuestro proyecto es decir: <text:span text:style-name="T8"><text:s/>~/proyect_name/app/</text:span></text:p>
      <text:p text:style-name="P13"/>
      <text:p text:style-name="P9"><text:span text:style-name="T13">Procedemos ahora a crear una “web client ID”, para ello debemos abrir la </text:span><text:a xlink:type="simple" xlink:href="https://console.developers.google.com/apis/credentials" text:style-name="Internet_20_link" text:visited-style-name="Visited_20_Internet_20_Link"><text:span text:style-name="T13">Credentials page</text:span></text:a><text:span text:style-name="T13"> , dentro en la parte de arriba </text:span><text:span text:style-name="T14">a la izquierda aparecerá el nombre del proyecto en el que estamos, hacemos click encima, aparecerá un listado de todos nuestros proyectos creados, vamos a crear un nuevo </text:span><text:soft-page-break/><text:span text:style-name="T14">proyecto con el nombre que deseemos, es recomendable ponerle el nombre de nuestro proyecto Android para no </text:span><text:span text:style-name="T17">perdernos</text:span><text:span text:style-name="T14"> después a la hora de buscarlo.</text:span></text:p>
      <text:p text:style-name="P14"/>
      <text:p text:style-name="P15">Una vez creado el proyecto, vamos a crear un web client ID, para ello <text:s/>hacemos click en “Crear credenciales” y seleccionamos la opcion de “ID de cliente de Oauth”, a continuación seleccionamos la opción “Web” o “Web application”, la que tengamos disponible en mi caso es “Web”, para finalizar hacemos click en “Crear”.</text:p>
      <text:p text:style-name="P15"/>
      <text:p text:style-name="P10"><text:span text:style-name="T12">Si hemos realizado los pasos anteriores correctamente, </text:span><text:span text:style-name="T15">h</text:span><text:span text:style-name="T12">abremos creado una credencia Web </text:span><text:span text:style-name="T15">con su correspondiente “ID de cliente”.</text:span></text:p>
      <text:p text:style-name="P16"/>
      <text:p text:style-name="P16">Procedemos ahora a trabajar en nuestro proyecto Android, lo primero que debemos hacer dirigirnos al archivo Strings.xml y crear un recurso <text:span text:style-name="T38">string </text:span>almacenando dentro el valor de “ID de cliente” de la credencial web que hemos creado anteriormente.</text:p>
      <text:p text:style-name="P16"/>
      <text:p text:style-name="P17">A continuación importaremos:</text:p>
      <text:p text:style-name="P17"/>
      <text:p text:style-name="P11"><text:span text:style-name="T12">1.- En el archivo </text:span><text:span text:style-name="T8">build.gradle</text:span><text:span text:style-name="T12"> a nivel de proyecto introducimos:</text:span></text:p>
      <text:p text:style-name="P17"/>
      <text:p text:style-name="P37"><text:tab/>&lt;script&gt;</text:p>
      <text:p text:style-name="Text_20_body"><text:tab/>buildscript {</text:p>
      <text:p text:style-name="Text_20_body"><text:s text:c="4"/><text:tab/><text:tab/>// ...</text:p>
      <text:p text:style-name="Text_20_body"><text:s text:c="4"/><text:tab/><text:tab/>dependencies {</text:p>
      <text:p text:style-name="Text_20_body"><text:s text:c="7"/><text:tab/><text:tab/><text:tab/>// ...</text:p>
      <text:p text:style-name="Text_20_body"><text:s text:c="7"/><text:tab/><text:tab/><text:tab/> classpath 'com.google.gms:google-services:3.0.0'</text:p>
      <text:p text:style-name="Text_20_body"><text:s text:c="8"/><text:tab/><text:tab/><text:tab/>// ..</text:p>
      <text:p text:style-name="Text_20_body"><text:s text:c="4"/><text:tab/><text:tab/>}</text:p>
      <text:p text:style-name="Text_20_body"><text:tab/>}</text:p>
      <text:p text:style-name="P37"><text:tab/>&lt;/script&gt;</text:p>
      <text:p text:style-name="P17"/>
      <text:p text:style-name="P11"><text:span text:style-name="T12">2.-En el archivo </text:span><text:bookmark-start text:name="__DdeLink__6_995492162"/><text:span text:style-name="T8">build.gradle</text:span><text:bookmark-end text:name="__DdeLink__6_995492162"/><text:span text:style-name="T12"> de nivel de app añadimos al final:</text:span></text:p>
      <text:p text:style-name="P37"><text:tab/>&lt;script&gt;</text:p>
      <text:p text:style-name="P36"><text:span text:style-name="Source_20_Text"><text:tab/><text:tab/></text:span><text:span text:style-name="Source_20_Text"><text:span text:style-name="T23">dependencies {</text:span></text:span></text:p>
      <text:p text:style-name="P25"><text:s text:c="3"/><text:tab/><text:tab/>// ...</text:p>
      <text:p text:style-name="P25"><text:tab/><text:tab/>}</text:p>
      <text:p text:style-name="P38"><text:tab/><text:tab/>apply plugin: 'com.google.gms.google-services'</text:p>
      <text:p text:style-name="P19"><text:span text:style-name="Source_20_Text"><text:span text:style-name="T24"><text:tab/></text:span></text:span><text:span text:style-name="T16">&lt;/script&gt;</text:span></text:p>
      <text:p text:style-name="P17"/>
      <text:p text:style-name="P11"><text:span text:style-name="T12">3.-En el archivo <text:s/></text:span><text:span text:style-name="T8">build.gradle </text:span><text:span text:style-name="T12">de nivel de app, en las dependencias introducimos:</text:span></text:p>
      <text:p text:style-name="P37"><text:tab/>&lt;script&gt;</text:p>
      <text:p text:style-name="Text_20_body"><text:span text:style-name="Source_20_Text"><text:tab/><text:tab/></text:span><text:span text:style-name="Source_20_Text"><text:span text:style-name="T23">dependencies {</text:span></text:span></text:p>
      <text:p text:style-name="P20"><text:s text:c="3"/><text:tab/><text:tab/>// ...</text:p>
      <text:p text:style-name="P20"><text:tab/><text:tab/> <text:s text:c="3"/>compile 'com.google.android.gms:play-services-auth:9.8.0'</text:p>
      <text:p text:style-name="P20"><text:soft-page-break/><text:tab/><text:tab/> // ...</text:p>
      <text:p text:style-name="P20"><text:tab/><text:tab/>}</text:p>
      <text:p text:style-name="P19"><text:span text:style-name="Source_20_Text"><text:span text:style-name="T24"><text:tab/></text:span></text:span><text:span text:style-name="T16">&lt;/script&gt;</text:span></text:p>
      <text:p text:style-name="P17"/>
      <text:p text:style-name="P18">4.- Compilar el proyecto para comprobar que todo se ha añadido correctamente.</text:p>
      <text:p text:style-name="P18"/>
      <text:p text:style-name="P18">Si compila sin ningún problema, procedemos a integrar el botón de sign-in, en caso contrario revisa los pasos anteriores con atención porque hasta el momento no debería de fallar nada.</text:p>
      <text:p text:style-name="P18"/>
      <text:p text:style-name="P12"><text:span text:style-name="T12">Procedemos por tanto a introducir el botón de Sign-in en </text:span><text:span text:style-name="T17">nuestro </text:span><text:span text:style-name="T12">layout , para ello debemos introducir lo siguiente:</text:span></text:p>
      <text:p text:style-name="P18"/>
      <text:p text:style-name="P20">&lt;script&gt;</text:p>
      <text:p text:style-name="Text_20_body"><text:span text:style-name="Source_20_Text"><text:span text:style-name="T23">&lt;com.google.android.gms.common.SignInButton</text:span></text:span></text:p>
      <text:p text:style-name="Text_20_body"><text:span text:style-name="Source_20_Text"><text:span text:style-name="T23">android:id="@+id/sign_in_button"</text:span></text:span></text:p>
      <text:p text:style-name="Text_20_body"><text:span text:style-name="Source_20_Text"><text:span text:style-name="T23">android:layout_width="wrap_content"</text:span></text:span></text:p>
      <text:p text:style-name="Text_20_body"><text:span text:style-name="Source_20_Text"><text:span text:style-name="T23">android:layout_height="wrap_content" /&gt;</text:span></text:span></text:p>
      <text:p text:style-name="P20">&lt;/script&gt;</text:p>
      <text:p text:style-name="P21">Una vez realizado esto, nos dirigimos a la vista en la que trabajaremos con el Sign-In, en mi caso mi vista es SignInActivity, procedemos ahora a configurar <text:span text:style-name="T25">Google Sign-In y el GoogleApiClient:</text:span></text:p>
      <text:p text:style-name="P22">1.- En nuestro método <text:span text:style-name="T26">onCreate()</text:span><text:span text:style-name="T28"> , creamos un objeto GoogleSingInOptions y lo inicializamos de la forma:</text:span></text:p>
      <text:p text:style-name="P42">&lt;script&gt;</text:p>
      <text:p text:style-name="P20">GoogleSignInOptions gso = new GoogleSignInOptions.Builder(GoogleSignInOptions.DEFAULT_SIGN_IN)</text:p>
      <text:p text:style-name="P24">        .requestIdToken(getString(R.string.<text:span text:style-name="T36">server_client_id</text:span>)<text:span text:style-name="T37">)**</text:span></text:p>
      <text:p text:style-name="P20">        .requestEmail()</text:p>
      <text:p text:style-name="P20">        .build();</text:p>
      <text:p text:style-name="P42">&lt;/script&gt;</text:p>
      <text:p text:style-name="P22"><text:span text:style-name="T10">**”</text:span><text:span text:style-name="T11">R.string.server_client_id” almacena la informacion de ID de cliente que guardamos antes como un recurso tipo string.</text:span></text:p>
      <text:p text:style-name="P23"><text:span text:style-name="T18">2.-Creamos un objeto </text:span><text:span text:style-name="T20">GoogleApiClient</text:span><text:span text:style-name="T18">, </text:span><text:span text:style-name="T19">pero esta vez no será una variable local ya que después </text:span><text:span text:style-name="T20">la</text:span><text:span text:style-name="T19"> necesitaremos. </text:span><text:span text:style-name="T22">Su</text:span><text:span text:style-name="T20"> definición</text:span><text:span text:style-name="T19"> también irá dentro de onCreate().</text:span></text:p>
      <text:p text:style-name="P43">&lt;script&gt; </text:p>
      <text:p text:style-name="Text_20_body"><text:bookmark-start text:name="__DdeLink__303_2104340383"/>mGoogleApiClient<text:bookmark-end text:name="__DdeLink__303_2104340383"/> = new GoogleApiClient.Builder(this)</text:p>
      <text:p text:style-name="Text_20_body">        .enableAutoManage(this /* FragmentActivity */, this /* OnConnectionFailedListener */)</text:p>
      <text:p text:style-name="Text_20_body"><text:soft-page-break/>        .addApi(Auth.GOOGLE_SIGN_IN_API, gso)</text:p>
      <text:p text:style-name="Text_20_body">        .build();</text:p>
      <text:p text:style-name="P26">&lt;/script&gt;</text:p>
      <text:p text:style-name="Text_20_body"><text:span text:style-name="T31">Una vez hecho esto, debemos implementar </text:span><text:span text:style-name="T26">OnConnectionFailedListener </text:span><text:span text:style-name="T29">a nuestra clase </text:span><text:span text:style-name="T30">e introducir lo que queramos hacer en caso de que la conexión falle en el método sobrecargado:</text:span></text:p>
      <text:p text:style-name="P27">&lt;sript&gt;</text:p>
      <text:p text:style-name="Text_20_body">@Override</text:p>
      <text:p text:style-name="Text_20_body">public void onConnectionFailed(@NonNull ConnectionResult connectionResult) {</text:p>
      <text:p text:style-name="Text_20_body"><text:tab/>// <text:span text:style-name="T9">...</text:span></text:p>
      <text:p text:style-name="Text_20_body">}</text:p>
      <text:p text:style-name="P27">&lt;/script&gt;</text:p>
      <text:p text:style-name="P35"><text:span text:style-name="T30">3.-</text:span><text:span text:style-name="T28">El metodo </text:span><text:span text:style-name="T26">onCreate() </text:span><text:span text:style-name="T28">debe quedar de la forma:</text:span></text:p>
      <text:p text:style-name="P45">&lt;script&gt;</text:p>
      <text:p text:style-name="Text_20_body">@Override</text:p>
      <text:p text:style-name="Text_20_body">protected void onCreate(Bundle savedInstanceState) {</text:p>
      <text:p text:style-name="Text_20_body"><text:s text:c="3"/>// ...</text:p>
      <text:p text:style-name="Text_20_body">GoogleSignInOptions gso = new <text:tab/>GoogleSignInOptions.Builder(GoogleSignInOptions.DEFAULT_SIGN_IN)</text:p>
      <text:p text:style-name="Text_20_body"><text:tab/>.<text:bookmark-start text:name="__DdeLink__306_2104340383"/>requestIdToken(getString(R.string.<text:span text:style-name="T36">server_client_id</text:span>))<text:bookmark-end text:name="__DdeLink__306_2104340383"/></text:p>
      <text:p text:style-name="Text_20_body"><text:s text:c="12"/>.requestEmail()</text:p>
      <text:p text:style-name="Text_20_body"><text:s text:c="12"/>.build();</text:p>
      <text:p text:style-name="Text_20_body"><text:s text:c="4"/>mGoogleApiClient = new GoogleApiClient.Builder(this)</text:p>
      <text:p text:style-name="Text_20_body"><text:s text:c="12"/>.enableAutoManage(this /* FragmentActivity */, this /* OnConnectionFailedListener */)</text:p>
      <text:p text:style-name="Text_20_body"><text:s text:c="12"/>.addApi(Auth.GOOGLE_SIGN_IN_API, gso)</text:p>
      <text:p text:style-name="Text_20_body"><text:s text:c="12"/>.build();</text:p>
      <text:p text:style-name="Text_20_body">}</text:p>
      <text:p text:style-name="P45">&lt;/script&gt;</text:p>
      <text:p text:style-name="P27">Ahora vamos a trabajar con botón de login, procederemos a identificarlo y darle funcionalidad:</text:p>
      <text:p text:style-name="P27">1.- Creamos un objeto <text:span text:style-name="T32">SignInButton</text:span> y <text:span text:style-name="T32">lo identicamos de la forma siguiente:</text:span></text:p>
      <text:p text:style-name="P46">&lt;script&gt;</text:p>
      <text:p text:style-name="Text_20_body">SignInButton signInButton = (SignInButton) findViewById(R.id.sign_in_button);</text:p>
      <text:p text:style-name="Text_20_body"><text:soft-page-break/>signInButton.setSize(SignInButton.SIZE_STANDARD);</text:p>
      <text:p text:style-name="P46">&lt;/script&gt;</text:p>
      <text:p text:style-name="P26"><text:s/><text:span text:style-name="T32">2.-Le asignamos un OnClickListener al botón:</text:span></text:p>
      <text:p text:style-name="P31"><text:bookmark-start text:name="__DdeLink__301_2104340383"/>&lt;script&gt;</text:p>
      <text:p text:style-name="P31">signInButton.setOnClickListener(this); **</text:p>
      <text:p text:style-name="P31">&lt;/script&gt;<text:bookmark-end text:name="__DdeLink__301_2104340383"/></text:p>
      <text:p text:style-name="P31">3.-Debemos implementar OnClickListener a nuestra clase y sobrecargamos el metodo onClick definiendo dentro lo siguiente:</text:p>
      <text:p text:style-name="P31">&lt;script&gt;</text:p>
      <text:p text:style-name="Text_20_body">@Override</text:p>
      <text:p text:style-name="Text_20_body">public void onClick(View view) {</text:p>
      <text:p text:style-name="Text_20_body"><text:s text:c="4"/>switch (view.getId()) {</text:p>
      <text:p text:style-name="Text_20_body"><text:s text:c="8"/>case R.id.sign_in_button:</text:p>
      <text:p text:style-name="Text_20_body"><text:s text:c="12"/>signIn();</text:p>
      <text:p text:style-name="Text_20_body"><text:s text:c="12"/>break;</text:p>
      <text:p text:style-name="Text_20_body"><text:s text:c="8"/>// ...</text:p>
      <text:p text:style-name="Text_20_body"><text:s text:c="4"/>}</text:p>
      <text:p text:style-name="Text_20_body">}</text:p>
      <text:p text:style-name="P31">&lt;/script&gt;</text:p>
      <text:p text:style-name="P17">** <text:span text:style-name="T32">Puedes también realizarlo de forma directa es decir:</text:span></text:p>
      <text:p text:style-name="P31">&lt;script&gt;</text:p>
      <text:p text:style-name="Text_20_body">signInButton.setOnClickListener(new View.OnClickListener() {</text:p>
      <text:p text:style-name="Text_20_body"><text:s text:c="4"/>@Override</text:p>
      <text:p text:style-name="Text_20_body"><text:s text:c="4"/>public void onClick(View view) {</text:p>
      <text:p text:style-name="Text_20_body"><text:s text:c="8"/><text:span text:style-name="T33">signIn();</text:span></text:p>
      <text:p text:style-name="Text_20_body"><text:s text:c="4"/>}</text:p>
      <text:p text:style-name="Text_20_body">});</text:p>
      <text:p text:style-name="P32">&lt;/script&gt;</text:p>
      <text:p text:style-name="P33">4.-Definimos el metodo <text:span text:style-name="T26">signIn() :</text:span></text:p>
      <text:p text:style-name="P34">&lt;script&gt;</text:p>
      <text:p text:style-name="Text_20_body">private void signIn() {</text:p>
      <text:p text:style-name="Text_20_body">    Intent signInIntent = Auth.GoogleSignInApi.getSignInIntent(mGoogleApiClient);</text:p>
      <text:p text:style-name="Text_20_body"><text:soft-page-break/>    startActivityForResult(signInIntent, RC_SIGN_IN);</text:p>
      <text:p text:style-name="Text_20_body">}</text:p>
      <text:p text:style-name="P34">&lt;/script&gt;</text:p>
      <text:p text:style-name="Text_20_body"><text:span text:style-name="T21">La constante RC_SIGN_IN tiene el valor de </text:span><text:span text:style-name="T26">9001.</text:span></text:p>
      <text:p text:style-name="P28">Una vez realizado esto, debemos controlar la respuesta que recibimos al lanzar el Intent<text:span text:style-name="T26">, </text:span><text:span text:style-name="T34">es decir, debemos sobrecargar </text:span><text:span text:style-name="T27">onActivityResult()</text:span><text:span text:style-name="T34">:</text:span></text:p>
      <text:p text:style-name="P29">&lt;script&gt;</text:p>
      <text:p text:style-name="Text_20_body">@Override</text:p>
      <text:p text:style-name="Text_20_body">protected void onActivityResult(int requestCode, int resultCode, Intent data) {</text:p>
      <text:p text:style-name="Text_20_body"><text:s text:c="4"/>super.onActivityResult(requestCode, resultCode, data);</text:p>
      <text:p text:style-name="Text_20_body"><text:s text:c="4"/>if (requestCode == RC_SIGN_IN) {</text:p>
      <text:p text:style-name="Text_20_body"><text:s text:c="8"/>GoogleSignInResult result = Auth.GoogleSignInApi.getSignInResultFromIntent(data);</text:p>
      <text:p text:style-name="Text_20_body"><text:s text:c="8"/>handleSignInResult(result);</text:p>
      <text:p text:style-name="Text_20_body"><text:s text:c="4"/>}</text:p>
      <text:p text:style-name="Text_20_body">}</text:p>
      <text:p text:style-name="P29">&lt;/script&gt;</text:p>
      <text:p text:style-name="P29">Definimos el método <text:span text:style-name="T26">handleSignInResult(result) </text:span>de la siguiente forma:</text:p>
      <text:p text:style-name="P29">&lt;script&gt;</text:p>
      <text:p text:style-name="Text_20_body">private void handleSignInResult(GoogleSignInResult result) {</text:p>
      <text:p text:style-name="Text_20_body"><text:s text:c="4"/>if (result.isSuccess()) {</text:p>
      <text:p text:style-name="Text_20_body"><text:s text:c="8"/>GoogleSignInAccount acct = result.getSignInAccount();</text:p>
      <text:p text:style-name="Text_20_body"><text:s text:c="8"/>Toast.makeText(this, "<text:span text:style-name="T36">Login Success </text:span>"+acct.getEmail()+" - "+acct.getGivenName(), Toast.LENGTH_SHORT).show();</text:p>
      <text:p text:style-name="Text_20_body"><text:s text:c="4"/>} else {</text:p>
      <text:p text:style-name="Text_20_body"><text:s text:c="8"/>Toast.makeText(this, "Login Failed", Toast.LENGTH_SHORT).show();</text:p>
      <text:p text:style-name="Text_20_body"><text:s text:c="4"/>}</text:p>
      <text:p text:style-name="Text_20_body">}</text:p>
      <text:p text:style-name="P29">&lt;/script&gt;</text:p>
      <text:p text:style-name="P30">La variable <text:span text:style-name="T26">acct</text:span> almacenará toda la información que solicitamos del usuario logueado, con ella podriamos mostrar su email, cargar su imagen de perfil etc.</text:p>
      <text:p text:style-name="P30"><text:line-break/><text:span text:style-name="T35">Ahora podemos probar la aplicación y debe funcionar todo correctamente, un saludo.</text:span><text:bookmark-end text:name="__DdeLink__639_182641796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1:48:57.714738747</meta:creation-date>
    <dc:date>2017-06-01T14:03:29.577857872</dc:date>
    <meta:editing-duration>PT5H23M16S</meta:editing-duration>
    <meta:editing-cycles>3</meta:editing-cycles>
    <meta:generator>LibreOffice/5.1.6.2$Linux_x86 LibreOffice_project/10m0$Build-2</meta:generator>
    <meta:document-statistic meta:table-count="0" meta:image-count="0" meta:object-count="0" meta:page-count="6" meta:paragraph-count="161" meta:word-count="1171" meta:character-count="9142" meta:non-whitespace-character-count="7774"/>
  </office:meta>
</office:document-meta>
</file>